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marhass Today's date: 2017-07-12</text:p>
      <text:h text:style-name="Heading_20_1" text:outline-level="1">What tools have you we worked with so far in this class?</text:h>
      <text:list text:style-name="L2">
        <text:list-item>
          <text:p text:style-name="P2">codeanywhere</text:p>
        </text:list-item>
        <text:list-item>
          <text:p text:style-name="P2">git</text:p>
        </text:list-item>
        <text:list-item>
          <text:p text:style-name="P2">GitHub</text:p>
        </text:list-item>
        <text:list-item>
          <text:p text:style-name="P2">markup language</text:p>
        </text:list-item>
        <text:list-item>
          <text:p text:style-name="P2">some HTML language</text:p>
        </text:list-item>
        <text:list-item>
          <text:p text:style-name="P2">up next: Pandoc!</text:p>
        </text:list-item>
      </text:list>
      <text:h text:style-name="Heading_20_1" text:outline-level="1">Which have you found most potentially useful?</text:h>
      <text:p text:style-name="First_20_paragraph">I like <text:span text:style-name="T3">codeanywhere</text:span> because it's true to its name... I find it easy enough to use both at the UNC computers and at home on my laptop. Github I've also found useful, and I plan to try version control on my future papers. Or code. But probably just papers.</text:p>
      <text:h text:style-name="Heading_20_2" text:outline-level="2">Why?</text:h>
      <text:p text:style-name="First_20_paragraph">See above. Also, both are fairly intuitive after you have used them a couple of times.</text:p>
      <text:h text:style-name="Heading_20_1" text:outline-level="1">What tools have been the most difficult to learn?</text:h>
      <text:p text:style-name="First_20_paragraph">I <text:span text:style-name="T4">struggled</text:span> at first with codeanywhere because the terminal window was downright frightening to me. It looked like we had <text:span text:style-name="T5">broken</text:span><text:span text:style-name="T6"> </text:span><text:span text:style-name="T7">our</text:span><text:span text:style-name="T8"> </text:span><text:span text:style-name="T9">computers</text:span>. But once I got to know the basic workflow--and also that I had the file tree on the left for guidance--I started to enjoy using it.</text:p>
      <text:h text:style-name="Heading_20_2" text:outline-level="2">Why have they been particularly difficult to learn and use?</text:h>
      <text:p text:style-name="First_20_paragraph"><text:span text:style-name="T10">Mostly</text:span> because I had <text:span text:style-name="T11">never</text:span> touched a command line before.</text:p>
      <text:h text:style-name="Heading_20_1" text:outline-level="1">What tools would you like to learn more about?</text:h>
      <text:p text:style-name="First_20_paragraph">I'd like to learn about Github version control for writing papers, because I do that more frequently than I write code.</text:p>
      <text:p text:style-name="Horizontal_20_Line"/>
      <text:p text:style-name="First_20_paragraph"><text:span text:style-name="T12">When</text:span><text:span text:style-name="T13"> </text:span><text:span text:style-name="T14">you</text:span><text:span text:style-name="T15"> </text:span><text:span text:style-name="T16">are</text:span><text:span text:style-name="T17"> </text:span><text:span text:style-name="T18">finished</text:span><text:span text:style-name="T19"> </text:span><text:span text:style-name="T20">with</text:span><text:span text:style-name="T21"> </text:span><text:span text:style-name="T22">the</text:span><text:span text:style-name="T23"> </text:span><text:span text:style-name="T24">questions</text:span><text:span text:style-name="T25"> </text:span><text:span text:style-name="T26">in</text:span><text:span text:style-name="T27"> </text:span><text:span text:style-name="T28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